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165920" officeooo:paragraph-rsid="00165920" style:font-size-asian="12pt" style:font-size-complex="12pt"/>
    </style:style>
    <style:style style:name="P2" style:family="paragraph" style:parent-style-name="Text_20_body" style:list-style-name="L1">
      <style:text-properties fo:font-size="12pt" officeooo:rsid="00165920" officeooo:paragraph-rsid="00165920" style:font-size-asian="12pt" style:font-size-complex="12pt"/>
    </style:style>
    <style:style style:name="P3" style:family="paragraph" style:parent-style-name="Text_20_body">
      <style:text-properties fo:font-size="12pt" officeooo:rsid="001a1910" officeooo:paragraph-rsid="001a191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1"><text:tab/>QPalette类包含每个插件的状态的颜色组。</text:p>
      <text:p text:style-name="P1"><text:tab/>调色板由三个颜色组：活跃、禁用和非活动。在Qt的所有部件包含一个调色板，并用调色板描绘自己。这使得用户界面，易于配置，更容易保持一致。</text:p>
      <text:p text:style-name="P1"><text:tab/>如果您创建一个新的widget，我们强烈建议您使用调色板的颜色，而不是硬编码特定的颜色。</text:p>
      <text:p text:style-name="P1"><text:tab/>颜色组：</text:p>
      <text:list xml:id="list1360800866190631433" text:style-name="L1">
        <text:list-item>
          <text:p text:style-name="P2">活动组用于具有键盘焦点的窗口。</text:p>
        </text:list-item>
        <text:list-item>
          <text:p text:style-name="P2">非活动组用于其他窗口。</text:p>
        </text:list-item>
        <text:list-item>
          <text:p text:style-name="P2">禁用组用于小部件（而不是Windows），它们由于某种原因被禁用。</text:p>
        </text:list-item>
      </text:list>
      <text:p text:style-name="P1"><text:tab/>活动和非活动窗口可以包含禁用窗口小部件。 （禁用部件通常被称为不可访问或变灰。）</text:p>
      <text:p text:style-name="P1"><text:tab/>在大多数的款式，活动和非活动看起来是一样的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3:03:28.296333667</meta:creation-date>
    <meta:generator>LibreOffice/4.2.8.2$Linux_X86_64 LibreOffice_project/420m0$Build-2</meta:generator>
    <dc:date>2015-12-25T17:53:00.702220864</dc:date>
    <meta:editing-duration>PT11S</meta:editing-duration>
    <meta:editing-cycles>2</meta:editing-cycles>
    <meta:document-statistic meta:table-count="0" meta:image-count="0" meta:object-count="0" meta:page-count="1" meta:paragraph-count="10" meta:word-count="246" meta:character-count="272" meta:non-whitespace-character-count="265"/>
  </office:meta>
</office:document-meta>
</file>